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able">
      <style:table-properties style:width="17cm" table:align="margins"/>
    </style:style>
    <style:style style:name="T1.A" style:family="table-column">
      <style:table-column-properties style:column-width="8.5cm" style:rel-column-width="32767*"/>
    </style:style>
    <style:style style:name="T1.A1" style:family="table-cell">
      <style:table-cell-properties fo:padding="0.097cm" fo:border-left="0.05pt solid #000000" fo:border-right="none" fo:border-top="0.05pt solid #000000" fo:border-bottom="0.05pt solid #000000"/>
    </style:style>
    <style:style style:name="T1.B1" style:family="table-cell">
      <style:table-cell-properties fo:padding="0.097cm" fo:border="0.05pt solid #000000"/>
    </style:style>
    <style:style style:name="T1.A2" style:family="table-cell">
      <style:table-cell-properties fo:padding="0.097cm" fo:border-left="0.05pt solid #000000" fo:border-right="none" fo:border-top="none" fo:border-bottom="0.05pt solid #000000"/>
    </style:style>
    <style:style style:name="T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52e" officeooo:paragraph-rsid="001a952e"/>
    </style:style>
    <style:style style:name="P2" style:family="paragraph" style:parent-style-name="Standard">
      <style:paragraph-properties fo:text-align="end" style:justify-single-word="false"/>
      <style:text-properties officeooo:rsid="001a952e" officeooo:paragraph-rsid="001a952e"/>
    </style:style>
    <style:style style:name="P3" style:family="paragraph" style:parent-style-name="Standard">
      <style:text-properties officeooo:rsid="001db0d9" officeooo:paragraph-rsid="001db0d9"/>
    </style:style>
    <style:style style:name="P4" style:family="paragraph" style:parent-style-name="Standard" style:list-style-name="L5">
      <style:text-properties officeooo:rsid="001db0d9" officeooo:paragraph-rsid="001db0d9"/>
    </style:style>
    <style:style style:name="P5" style:family="paragraph" style:parent-style-name="Text_20_body">
      <style:paragraph-properties fo:margin-left="1.75cm" fo:margin-right="0cm" fo:text-indent="-1.12cm" style:auto-text-indent="false"/>
      <style:text-properties fo:font-size="12pt" fo:font-style="italic" officeooo:rsid="001a952e" officeooo:paragraph-rsid="001a952e" style:font-size-asian="12pt" style:font-style-asian="italic" style:font-size-complex="12pt" style:font-style-complex="italic"/>
    </style:style>
    <style:style style:name="P6" style:family="paragraph" style:parent-style-name="Text_20_body">
      <style:paragraph-properties fo:margin-left="1.75cm" fo:margin-right="0cm" fo:text-indent="-1.12cm" style:auto-text-indent="false"/>
      <style:text-properties officeooo:paragraph-rsid="001a952e"/>
    </style:style>
    <style:style style:name="P7" style:family="paragraph" style:parent-style-name="Text_20_body">
      <style:paragraph-properties fo:margin-left="1.75cm" fo:margin-right="0cm" fo:text-indent="-1.12cm" style:auto-text-indent="false"/>
      <style:text-properties officeooo:rsid="001a952e" officeooo:paragraph-rsid="001a952e"/>
    </style:style>
    <style:style style:name="P8" style:family="paragraph" style:parent-style-name="Text_20_body" style:list-style-name="L3">
      <style:text-properties officeooo:rsid="001a952e" officeooo:paragraph-rsid="001c82b8"/>
    </style:style>
    <style:style style:name="P9" style:family="paragraph" style:parent-style-name="Text_20_body" style:list-style-name="L3">
      <style:text-properties fo:font-style="normal" officeooo:rsid="001c82b8" officeooo:paragraph-rsid="001c82b8" style:font-style-asian="normal" style:font-style-complex="normal"/>
    </style:style>
    <style:style style:name="P10" style:family="paragraph" style:parent-style-name="Text_20_body" style:list-style-name="L4">
      <style:text-properties fo:font-style="normal" officeooo:rsid="001c82b8" officeooo:paragraph-rsid="001c82b8" style:font-style-asian="normal" style:font-style-complex="normal"/>
    </style:style>
    <style:style style:name="P11" style:family="paragraph" style:parent-style-name="Text_20_body">
      <style:paragraph-properties fo:margin-left="0.63cm" fo:margin-right="0cm" fo:text-indent="0cm" style:auto-text-indent="false"/>
      <style:text-properties officeooo:rsid="001a952e" officeooo:paragraph-rsid="001a952e"/>
    </style:style>
    <style:style style:name="P12" style:family="paragraph" style:parent-style-name="Heading_20_1">
      <style:paragraph-properties fo:margin-left="1.75cm" fo:margin-right="0cm" fo:text-indent="-1.12cm" style:auto-text-indent="false" fo:break-before="page"/>
      <style:text-properties fo:font-size="12pt" fo:font-style="italic" officeooo:rsid="001a952e" officeooo:paragraph-rsid="001a952e" style:font-size-asian="10.5pt" style:font-style-asian="italic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0.5pt" style:font-style-asian="italic" style:font-size-complex="12pt"/>
    </style:style>
    <style:style style:name="T6" style:family="text">
      <style:text-properties fo:font-size="12pt" fo:font-style="italic" officeooo:rsid="001a952e" style:font-size-asian="10.5pt" style:font-style-asian="italic" style:font-size-complex="12pt"/>
    </style:style>
    <style:style style:name="T7" style:family="text">
      <style:text-properties fo:font-size="12pt" fo:font-style="italic" officeooo:rsid="001c82b8" style:font-size-asian="10.5pt" style:font-style-asian="italic" style:font-size-complex="12pt"/>
    </style:style>
    <style:style style:name="T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1c82b8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officeooo:rsid="001c82b8" style:font-size-asian="10.5pt" style:font-style-asian="normal" style:font-size-complex="12pt" style:font-style-complex="normal"/>
    </style:style>
    <style:style style:name="T11" style:family="text">
      <style:text-properties fo:font-size="12pt" fo:font-style="normal" officeooo:rsid="001db0d9" style:font-size-asian="10.5pt" style:font-style-asian="normal" style:font-size-complex="12pt" style:font-style-complex="normal"/>
    </style:style>
    <style:style style:name="T12" style:family="text">
      <style:text-properties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cm" fo:text-indent="-0.635cm" fo:margin-left="3.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5cm" fo:text-indent="-0.635cm" fo:margin-left="3.6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9cm" fo:text-indent="-0.635cm" fo:margin-left="4.2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25cm" fo:text-indent="-0.635cm" fo:margin-left="4.9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6cm" fo:text-indent="-0.635cm" fo:margin-left="5.5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95cm" fo:text-indent="-0.635cm" fo:margin-left="6.1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3cm" fo:text-indent="-0.635cm" fo:margin-left="6.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65cm" fo:text-indent="-0.635cm" fo:margin-left="7.4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cm" fo:text-indent="-0.635cm" fo:margin-left="8.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35cm" fo:text-indent="-0.635cm" fo:margin-left="8.7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span text:style-name="T1">Odtwarzacz plików wideo </text:span></text:p>
      <text:p text:style-name="P1"/>
      <text:p text:style-name="P1"><text:tab/><text:tab/><text:tab/><text:tab/><text:span text:style-name="T2"> </text:span></text:p>
      <text:p text:style-name="P2"><text:span text:style-name="T2"><text:tab/><text:tab/><text:tab/><text:tab/></text:span><text:span text:style-name="T3">Specyfikacja wymagań projektu </text:span></text:p>
      <text:p text:style-name="P1"><text:s/></text:p>
      <text:p text:style-name="P1"><text:s/></text:p>
      <text:p text:style-name="P1"/>
      <text:p text:style-name="P3">Aleksander Januszewski</text:p>
      <text:p text:style-name="P3">Bartosz Nibelski</text:p>
      <text:p text:style-name="P3">Dawid Keller</text:p>
      <text:p text:style-name="P3">Sebastian Bojańczyk</text:p>
      <text:p text:style-name="P1"/>
      <text:p text:style-name="P1"/>
      <text:p text:style-name="P1"/>
      <text:p text:style-name="P1">Wersja &lt;1.0&gt; </text:p>
      <text:p text:style-name="P1"><text:s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1" table:style-name="T1">
        <table:table-column table:style-name="T1.A" table:number-columns-repeated="2"/>
        <table:table-row>
          <table:table-cell table:style-name="T1.A1" office:value-type="string">
            <text:p text:style-name="P1"><text:span text:style-name="T4">Odtwarzacz plików wideo z zasobów lokalnych użytkownika i witryny internetowej www.youtube.com</text:span><text:span text:style-name="T1"> </text:span><text:s/></text:p>
          </table:table-cell>
          <table:table-cell table:style-name="T1.B1" office:value-type="string">
            <text:p text:style-name="P1">Wersja: <text:s text:c="10"/>&lt;1.0&gt;</text:p>
          </table:table-cell>
        </table:table-row>
        <table:table-row>
          <table:table-cell table:style-name="T1.A2" office:value-type="string">
            <text:p text:style-name="P1">Specyfikacja wymagań projektu <text:s text:c="2"/></text:p>
          </table:table-cell>
          <table:table-cell table:style-name="T1.B2" office:value-type="string">
            <text:p text:style-name="P1">Data: <text:s/>01.03.2017</text:p>
          </table:table-cell>
        </table:table-row>
      </table:table>
      <text:p text:style-name="P1"/>
      <text:p text:style-name="P1"/>
      <text:p text:style-name="P1"/>
      <text:p text:style-name="P3">Spis treści:</text:p>
      <text:p text:style-name="P3"/>
      <text:list xml:id="list4055797075092091886" text:style-name="L5">
        <text:list-item>
          <text:p text:style-name="P4">Cele</text:p>
        </text:list-item>
        <text:list-item>
          <text:p text:style-name="P4">Opis ogólny</text:p>
        </text:list-item>
        <text:list-item>
          <text:p text:style-name="P4">Słownik pojęć</text:p>
        </text:list-item>
        <text:list-item>
          <text:p text:style-name="P4">Opis wymagań</text:p>
          <text:list>
            <text:list-item>
              <text:p text:style-name="P4">Wymagania funkcjonalne</text:p>
            </text:list-item>
            <text:list-item>
              <text:p text:style-name="P4">Wymagania niefunkcjonalne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1">Specyfikacja wymagań projektu <text:s/></text:h>
      <text:p text:style-name="P6"><text:span text:style-name="T6"/></text:p>
      <text:p text:style-name="P5">1.Cele</text:p>
      <text:p text:style-name="P7"><text:span text:style-name="T5"><text:tab/></text:span><text:span text:style-name="T8">Projekt ma za zadanie odtwarzanie plików wideo z witryny youtube.com.</text:span></text:p>
      <text:p text:style-name="P7"><text:span text:style-name="T8"><text:tab/>Głównym celem naszej aplikacji ma </text:span><text:span text:style-name="T9">b</text:span><text:span text:style-name="T8">yć stworzenie prostego narzędzia do odtwarzania filmów. Projekt skierowany jest głównie dla osób chcących oglądać filmy w serwisie youtube.com i wymagają dodatkowych funkcjonalności od domyślnego odtwarzacza.</text:span></text:p>
      <text:p text:style-name="P7"><text:span text:style-name="T5"/></text:p>
      <text:p text:style-name="P7"><text:span text:style-name="T5">2. Opis ogólny </text:span></text:p>
      <text:p text:style-name="P7"><text:span text:style-name="T5"><text:tab/></text:span><text:span text:style-name="T10">Nasza aplikacja będzie aplikacją desktopową. </text:span><text:span text:style-name="T11">Realizowana będzie w kontekscie projektu studenckiego z przedmiotu Projekt zespołowy. </text:span></text:p>
      <text:p text:style-name="P7"><text:span text:style-name="T10"/></text:p>
      <text:p text:style-name="P7"><text:span text:style-name="T5"><text:s/></text:span><text:span text:style-name="T7">3.Słownik pojęć</text:span></text:p>
      <text:list xml:id="list6939566812670006599" text:style-name="L4">
        <text:list-item>
          <text:p text:style-name="P10"><text:span text:style-name="T12">Motyw – wygląd i rozmieszczenie kontrolek aplikacji</text:span></text:p>
        </text:list-item>
        <text:list-item>
          <text:p text:style-name="P10"><text:span text:style-name="T12">Film – plik wideo w jednym z dostępnych formatów</text:span></text:p>
        </text:list-item>
      </text:list>
      <text:p text:style-name="P7"><text:span text:style-name="T5"/></text:p>
      <text:p text:style-name="P7"><text:span text:style-name="T7">4</text:span><text:span text:style-name="T5"> Opis wymagań</text:span></text:p>
      <text:list xml:id="list7364453813725204830" text:style-name="L3">
        <text:list-item>
          <text:p text:style-name="P9"><text:span text:style-name="T12">Wymagania funkcjonalne</text:span></text:p>
          <text:list>
            <text:list-item>
              <text:p text:style-name="P9"><text:span text:style-name="T12">Odtwarzanie filmów z serwisu youtube.com</text:span></text:p>
            </text:list-item>
            <text:list-item>
              <text:p text:style-name="P9"><text:span text:style-name="T12">Odtwarzanie filmów z plików lokalnych</text:span></text:p>
            </text:list-item>
            <text:list-item>
              <text:p text:style-name="P9"><text:span text:style-name="T12">Przechowywanie historii odtworzonych filmów</text:span></text:p>
            </text:list-item>
            <text:list-item>
              <text:p text:style-name="P9"><text:span text:style-name="T12">Możliwość zmiany motywu aplikacji z zestawu kilku predefiniowanych</text:span></text:p>
            </text:list-item>
            <text:list-item>
              <text:p text:style-name="P9"><text:span text:style-name="T12">Wybór jakości filmu</text:span></text:p>
            </text:list-item>
          </text:list>
        </text:list-item>
        <text:list-item>
          <text:p text:style-name="P9"><text:span text:style-name="T12">Wymagania niefunkcjonalne</text:span></text:p>
          <text:list>
            <text:list-item>
              <text:p text:style-name="P9"><text:span text:style-name="T12">Prostota interfejsu użytkownika</text:span></text:p>
            </text:list-item>
            <text:list-item>
              <text:p text:style-name="P9"><text:span text:style-name="T12">Szybkie działanie programu</text:span></text:p>
            </text:list-item>
            <text:list-item>
              <text:p text:style-name="P9"><text:span text:style-name="T12">Niezawodne odtwarzanie filmów bez „zacięć"</text:span></text:p>
            </text:list-item>
          </text:list>
          <text:p text:style-name="P8"><text:span text:style-name="T5"/></text:p>
        </text:list-item>
      </text:list>
      <text:p text:style-name="P11"><text:span text:style-name="T5"/></text:p>
      <text:p text:style-name="P7"><text:span text:style-name="T5"><text:s/></text:span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752cm" fo:margin-right="0cm" fo:margin-top="0.423cm" fo:margin-bottom="0.423cm" loext:contextual-spacing="false" fo:text-indent="-1.122cm" style:auto-text-indent="false" fo:keep-with-next="always">
        <style:tab-stops>
          <style:tab-stop style:position="1.752cm"/>
        </style:tab-stops>
      </style:paragraph-properties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fo:keep-with-next="always"/>
      <style:text-properties fo:font-size="11pt" fo:font-weight="bold" style:font-size-asian="11pt" style:font-weight-asian="bold" style:font-weight-complex="bold"/>
    </style:style>
    <style:style style:name="Wcięcie_20_normalne" style:display-name="Wcięcie normalne" style:family="paragraph" style:parent-style-name="Standard">
      <style:paragraph-properties fo:margin-left="1.251cm" fo:margin-right="0cm" fo:margin-top="0.212cm" fo:margin-bottom="0.212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2S</meta:editing-duration>
    <meta:editing-cycles>3</meta:editing-cycles>
    <meta:generator>LibreOffice/5.0.4.2$Windows_x86 LibreOffice_project/2b9802c1994aa0b7dc6079e128979269cf95bc78</meta:generator>
    <dc:date>2017-03-01T13:12:31.576000000</dc:date>
    <meta:document-statistic meta:table-count="1" meta:image-count="0" meta:object-count="0" meta:page-count="3" meta:paragraph-count="45" meta:word-count="188" meta:character-count="1425" meta:non-whitespace-character-count="1246"/>
    <meta:user-defined meta:name="Info 1"/>
    <meta:user-defined meta:name="Info 2"/>
    <meta:user-defined meta:name="Info 3"/>
    <meta:user-defined meta:name="Info 4"/>
  </office:meta>
</office:document-meta>
</file>